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l" fo:country="GR" officeooo:rsid="000980ef" officeooo:paragraph-rsid="000980ef"/>
    </style:style>
    <style:style style:name="P2" style:family="paragraph" style:parent-style-name="Standard">
      <style:text-properties fo:language="el" fo:country="GR" officeooo:rsid="001c5963" officeooo:paragraph-rsid="001c5963"/>
    </style:style>
    <style:style style:name="P3" style:family="paragraph" style:parent-style-name="Standard">
      <style:text-properties fo:language="el" fo:country="GR" fo:font-weight="bold" officeooo:rsid="001c5963" officeooo:paragraph-rsid="001c5963" style:font-weight-asian="bold" style:font-weight-complex="bold"/>
    </style:style>
    <style:style style:name="P4" style:family="paragraph" style:parent-style-name="Standard">
      <style:text-properties fo:language="el" fo:country="GR" fo:font-weight="bold" officeooo:rsid="001c5963" officeooo:paragraph-rsid="002069e0" style:font-weight-asian="bold" style:font-weight-complex="bold"/>
    </style:style>
    <style:style style:name="P5" style:family="paragraph" style:parent-style-name="Standard">
      <style:text-properties fo:language="el" fo:country="GR" fo:font-weight="bold" officeooo:rsid="002069e0" officeooo:paragraph-rsid="002069e0" style:font-weight-asian="bold" style:font-weight-complex="bold"/>
    </style:style>
    <style:style style:name="P6" style:family="paragraph" style:parent-style-name="Text_20_body">
      <style:text-properties fo:language="el" fo:country="GR"/>
    </style:style>
    <style:style style:name="P7" style:family="paragraph" style:parent-style-name="Text_20_body">
      <style:text-properties fo:language="el" fo:country="GR" officeooo:rsid="001c5963" officeooo:paragraph-rsid="001c5963"/>
    </style:style>
    <style:style style:name="P8"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bold" officeooo:rsid="000980ef" officeooo:paragraph-rsid="000980ef" style:text-blinking="false" fo:background-color="transparent"/>
    </style:style>
    <style:style style:name="P9"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bold" style:text-blinking="false" fo:background-color="transparent" style:font-weight-asian="bold" style:font-weight-complex="bold"/>
    </style:style>
    <style:style style:name="P10" style:family="paragraph" style:parent-style-name="Text_20_body">
      <style:text-properties officeooo:rsid="001e39fd" officeooo:paragraph-rsid="001e39fd"/>
    </style:style>
    <style:style style:name="P11" style:family="paragraph" style:parent-style-name="Text_20_body">
      <style:paragraph-properties fo:margin-top="0in" fo:margin-bottom="0in" loext:contextual-spacing="false" fo:line-height="138%" style:writing-mode="lr-tb"/>
      <style:text-properties fo:language="el" fo:country="GR"/>
    </style:style>
    <style:style style:name="P12" style:family="paragraph" style:parent-style-name="Text_20_body">
      <style:paragraph-properties fo:margin-top="0in" fo:margin-bottom="0in" loext:contextual-spacing="false" fo:line-height="138%" style:writing-mode="lr-tb"/>
      <style:text-properties fo:language="el" fo:country="GR" officeooo:paragraph-rsid="001c5963"/>
    </style:style>
    <style:style style:name="P13" style:family="paragraph" style:parent-style-name="Heading_20_1">
      <style:text-properties fo:font-variant="normal" fo:text-transform="none" fo:color="#000000" style:text-line-through-style="none" style:text-line-through-type="none" style:font-name="Arial" fo:font-size="12pt" fo:language="el" fo:country="GR" fo:font-style="normal" style:text-underline-style="none" fo:font-weight="bold" officeooo:rsid="000980ef" officeooo:paragraph-rsid="000980ef" style:text-blinking="false" fo:background-color="transparent"/>
    </style:style>
    <style:style style:name="P14" style:family="paragraph" style:parent-style-name="Heading_20_1">
      <style:text-properties fo:font-variant="normal" fo:text-transform="none" fo:color="#000000" style:text-line-through-style="none" style:text-line-through-type="none" style:font-name="Arial" fo:font-size="12pt" fo:language="el" fo:country="GR" fo:font-style="normal" style:text-underline-style="none" fo:font-weight="bold" style:text-blinking="false" fo:background-color="transparent" style:font-weight-asian="bold" style:font-weight-complex="bold"/>
    </style:style>
    <style:style style:name="P15" style:family="paragraph" style:parent-style-name="Heading_20_1">
      <style:paragraph-properties fo:margin-top="0.278in" fo:margin-bottom="0.0835in"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b3f2e"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b3f2e"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officeooo:rsid="001c5963"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officeooo:rsid="001b3f2e"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officeooo:rsid="001c5963"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officeooo:rsid="001c5963"/>
    </style:style>
    <style:style style:name="T15" style:family="text">
      <style:text-properties style:font-size-asian="12pt" style:font-size-complex="12pt"/>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officeooo:rsid="001e39fd"/>
    </style:style>
    <style:style style:name="T19" style:family="text">
      <style:text-properties officeooo:rsid="002173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7">compile</text:span><text:span text:style-name="T16"> : για να κάνουμε compile χρησιμοποιούμε την ετολη make μεσα στο φάκελο makefile</text:span> </text:p>
      <text:p text:style-name="P2"/>
      <text:p text:style-name="P2"/>
      <text:p text:style-name="P4">execute :</text:p>
      <text:p text:style-name="P4"><text:s/>./cube -d &lt;input file&gt; -q &lt;query file&gt; <text:s/>-o &lt;output_file&gt;<text:span text:style-name="T18"> -k &lt;table_size(αν δεν δοθει log n)&gt; - M &lt;M πόσους θα ψάξει)&gt; -p &lt;probes&gt;</text:span></text:p>
      <text:p text:style-name="P4"/>
      <text:p text:style-name="P5"><text:s/>./lsh <text:span text:style-name="T14">-d &lt;input file&gt; -q &lt;query file&gt; <text:s/>-o &lt;output_file&gt;</text:span> -L &lt;table_size&gt; -k &lt;k for lsh&gt;<text:span text:style-name="T19"> -w</text:span></text:p>
      <text:p text:style-name="P3"/>
      <text:h text:style-name="P13" text:outline-level="1"><text:bookmark text:name="docs-internal-guid-593d7d6f-7fff-fb41-2b03-797cb08ad309"/>LSH</text:h>
      <text:p text:style-name="P10"/>
      <text:p text:style-name="P11"><text:span text:style-name="T2">Class LSH: </text:span><text:span text:style-name="T5">Η βασική δομή του LSH. Περιλαμβάνει, μεταξύ άλλων, </text:span><text:span text:style-name="T10">έναν</text:span><text:span text:style-name="T5"> </text:span><text:span text:style-name="T10">πινάκα</text:span><text:span text:style-name="T5"> απο </text:span><text:span text:style-name="T2">L </text:span><text:span text:style-name="T5">hash tables και </text:span><text:span text:style-name="T10">έναν</text:span><text:span text:style-name="T5"> </text:span><text:span text:style-name="T10">πινάκα</text:span><text:span text:style-name="T5"> </text:span><text:span text:style-name="T10">από</text:span><text:span text:style-name="T5"> δυνάμεις του </text:span><text:span text:style-name="T2">m</text:span><text:span text:style-name="T5">.</text:span></text:p>
      <text:p text:style-name="P11"><text:span text:style-name="T5"><text:line-break/></text:span><text:span text:style-name="T2">Class Hash_Table: </text:span><text:span text:style-name="T5">Το hash table στο όποιο αποθηκεύουμε και αναζητούμε διανύσματα. Περιλαμβάνει ένα unordered_multimap με κλειδί, τιμές της g και values, δείκτες σε διανύσματα (Class Item).</text:span></text:p>
      <text:p text:style-name="Text_20_body"/>
      <text:p text:style-name="P11"><text:span text:style-name="T2">Class Item: </text:span><text:span text:style-name="T5">Αναπαριστά ένα διάνυσμα. Περιλαμβάνει το όνομα του διανύσματος και έναν πίνακα από τις συντεταγμένες του διανύσματος</text:span><text:span text:style-name="T2">.</text:span><text:span text:style-name="T5"><text:line-break/><text:line-break/></text:span><text:span text:style-name="T2">Class Query_Result: </text:span><text:span text:style-name="T5">Αναπαριστά το </text:span><text:span text:style-name="T10">αποτέλεσμα</text:span><text:span text:style-name="T5"> ενος query. Περιλαμβάνει το όνομα του κοντινότερου γείτονα, την απόσταση από αυτόν και το χρόνο εύρεσης του.</text:span></text:p>
      <text:p text:style-name="Text_20_body"/>
      <text:p text:style-name="P11"><text:span text:style-name="T5">Υπολογισμός της συνάρτησης </text:span><text:span text:style-name="T2">g (g_hash_function): </text:span><text:span text:style-name="T5">Οι δυνάμεις του </text:span><text:span text:style-name="T2">m </text:span><text:span text:style-name="T5">υπολογίζονται κατα την δημιουργία του </text:span><text:span text:style-name="T2">LSH </text:span><text:span text:style-name="T5">και αποθηκεύονται σε πίνακα ώστε να μειωθεί ο χρόνος υπολογισμού. Ως </text:span><text:span text:style-name="T2">Μ </text:span><text:span text:style-name="T5">χρησιμοποιούμε την τιμή 2^32 - 5.</text:span></text:p>
      <text:p text:style-name="P1"/>
      <text:h text:style-name="P13" text:outline-level="1"/>
      <text:h text:style-name="P13" text:outline-level="1"><text:bookmark text:name="docs-internal-guid-61f0e666-7fff-a8d2-c058-2b590552907a"/>Hypercube</text:h>
      <text:p text:style-name="P8"/>
      <text:p text:style-name="P11"><text:span text:style-name="T3">Class hypercube</text:span><text:span text:style-name="T1"> :</text:span><text:span text:style-name="T7">Η </text:span><text:span text:style-name="T8">βασική</text:span><text:span text:style-name="T7"> δομη του cube </text:span><text:span text:style-name="T8">περιέχει</text:span><text:span text:style-name="T7"> </text:span><text:span text:style-name="T8">μέσα</text:span><text:span text:style-name="T7"> </text:span><text:span text:style-name="T8">όλα</text:span><text:span text:style-name="T7"> τα </text:span><text:span text:style-name="T8">hash tabes</text:span><text:span text:style-name="T9"> </text:span><text:span text:style-name="T7">Μ κ table_size κλπ</text:span></text:p>
      <text:p text:style-name="P6"><text:line-break/><text:span text:style-name="T3">Class hash_table </text:span><text:span text:style-name="T1">: </text:span><text:span text:style-name="T6">Είναι</text:span><text:span text:style-name="T7"> το hash_table μας που </text:span><text:span text:style-name="T8">ουσιαστικά</text:span><text:span text:style-name="T7"> </text:span><text:span text:style-name="T8">αποθηκεύω</text:span><text:span text:style-name="T7"> τα  vectors </text:span><text:span text:style-name="T8">από</text:span><text:span text:style-name="T7"> s </text:span><text:span text:style-name="T8">εχω</text:span><text:span text:style-name="T7"> 1 </text:span><text:span text:style-name="T8">vector από </text:span><text:span text:style-name="T7">map που </text:span><text:span text:style-name="T8">κάνω</text:span><text:span text:style-name="T7"> mapping τα </text:span><text:span text:style-name="T8">αποτελέσματα</text:span><text:span text:style-name="T7"> που μου </text:span><text:span text:style-name="T8">δίνει</text:span><text:span text:style-name="T7"> η g και </text:span><text:span text:style-name="T8">άλλο</text:span><text:span text:style-name="T7"> </text:span><text:span text:style-name="T8">ένα</text:span><text:span text:style-name="T7"> που multimap που </text:span><text:span text:style-name="T8">κάνω</text:span><text:span text:style-name="T7"> mapping τα </text:span><text:span text:style-name="T8">αποτελέσματα</text:span><text:span text:style-name="T7"> τις p με το item </text:span></text:p>
      <text:p text:style-name="P6"><text:soft-page-break/><text:span text:style-name="T7"/></text:p>
      <text:h text:style-name="P14" text:outline-level="1"><text:bookmark text:name="docs-internal-guid-da6577cf-7fff-ed74-f904-478c4bf75685"/><text:span text:style-name="T15">Curve Grids</text:span></text:h>
      <text:p text:style-name="P9"><text:span text:style-name="T15"/></text:p>
      <text:p text:style-name="P11"><text:span text:style-name="T2">Curve_Grid_LSH/Curve_Grid_Hypercube: </text:span><text:span text:style-name="T5">Η βασική δομή της προβολής των καμπυλών σε grids με LSH/Hypercube. Περιλαμβάνει, μεταξύ άλλων, έναν πίνακα απο </text:span><text:span text:style-name="T2">L </text:span><text:span text:style-name="T5">σημεία t (Class Point), ενα για </text:span><text:span text:style-name="T11">κάθε</text:span><text:span text:style-name="T5"> grid. </text:span></text:p>
      <text:p text:style-name="Text_20_body"/>
      <text:p text:style-name="P11"><text:span text:style-name="T2">Class Curve</text:span><text:span text:style-name="T5">: Αναπαριστά μια καμπύλη. Περιλαμβάνει το ονομα της καμπύλης και έναν πίνακα απο σημεία (Class Point). Επίσης, περιλαμβάνει έναν δείκτη σε μια άλλη κάμπυλη. Ο δείκτης αυτός χρησιμοποιείται στην περίπτωση που η καμπύλη αναπαριστά ενα grid curve.</text:span></text:p>
      <text:p text:style-name="Text_20_body"/>
      <text:p text:style-name="P11"><text:span text:style-name="T2">Class Point: </text:span><text:span text:style-name="T5">Αναπαριστά ένα σημείο της καμπύλης. Περιλαμβάνει έναν πίνακα από συντεταγμένες του σημείου. Στην περίπτωση μας, στην οποία οι καμπύλες βρίσκονται στο επίπεδο, ο πίνακας περιέχει 2 μόνο στοιχεία (x, y).</text:span></text:p>
      <text:p text:style-name="Text_20_body"/>
      <text:p text:style-name="P11"><text:span text:style-name="T5">Μετατροπή καμπύλης σε διάνυσμα (</text:span><text:span text:style-name="T2">convert_2d_curve_to_vector</text:span><text:span text:style-name="T5">): Για κάθε σημείο της καμπύλης βρίσκουμε το κοντινότερο σημείο πάνω στο grid, διαγράφουμε τα διπλότυπα, κάνουμε padding με τη μεγαλύτερη συντεταγμένη των καμπυλών και κάνουμε concatenate όλα τα σημεία ώστε να δημιουργηθεί ένα διάνυσμα μεγέθους 2*max_curve_length.</text:span></text:p>
      <text:p text:style-name="Text_20_body"/>
      <text:p text:style-name="P11"><text:span text:style-name="T5">Υπολογισμος του </text:span><text:span text:style-name="T2">δ </text:span><text:span text:style-name="T5">(</text:span><text:span text:style-name="T2">calculate_delta</text:span><text:span text:style-name="T5">)</text:span><text:span text:style-name="T2">: </text:span><text:span text:style-name="T5">Το δ μπορεί να δοθεί ως όρισμα απο την γραμμή εντολών. Σε περίπτωση που δεν δοθεί, υπολογίζεται ως ο μέσος όρος απόστασης των διαδοχικών κορυφών όλων των καμπυλών απο το input.</text:span></text:p>
      <text:p text:style-name="Text_20_body"/>
      <text:h text:style-name="P15" text:outline-level="1">Curve Projections</text:h>
      <text:p text:style-name="P11"><text:span text:style-name="T2">Class Curve_Projection_LSH/Curve_Projection_Hypercube: </text:span><text:span text:style-name="T5">Η βασική δομή της προβολής των καμπυλών με την χρήση των relevant traversals με LSH/Hypercube. Περιλαμβάνει, μεταξύ άλλων, τον πίνακα </text:span><text:span text:style-name="T2">G_matrix </text:span><text:span text:style-name="T5">και τον πινακα </text:span><text:span text:style-name="T2">ΜxM </text:span><text:span text:style-name="T5">από </text:span><text:span text:style-name="T2">relevant traversals </text:span><text:span text:style-name="T5">(</text:span><text:span text:style-name="T2">Class</text:span><text:span text:style-name="T13"> </text:span><text:span text:style-name="T2">Relevant_Traversals</text:span><text:span text:style-name="T5">).</text:span></text:p>
      <text:p text:style-name="Text_20_body"/>
      <text:p text:style-name="P11"><text:span text:style-name="T2">Class</text:span><text:span text:style-name="T13"> </text:span><text:span text:style-name="T2">Relevant_Traversals: </text:span><text:span text:style-name="T5">Αναπαριστά τον κατάλογο απο relevant traversals που βρίσκονται σε κάθε κελί του πινακα </text:span><text:span text:style-name="T2">ΜxM</text:span><text:span text:style-name="T5">. Περιλαμβάνει, μεταξύ άλλων, μια λιστα απο πινακες με ζεύγη ‘δεικτών’ σε σημεία καμπυλής (</text:span><text:span text:style-name="T2">Class Tuple</text:span><text:span text:style-name="T5">).</text:span></text:p>
      <text:p text:style-name="Text_20_body"><text:soft-page-break/></text:p>
      <text:p text:style-name="P11"><text:span text:style-name="T2">Class Tuple: </text:span><text:span text:style-name="T5">Αναπαριστά ένα ζεύγος ‘δεικτών’ σε σημεία δύο καμπυλών. Περιλαμβάνει 2 ακεραίους (x, y).</text:span></text:p>
      <text:p text:style-name="Text_20_body"/>
      <text:p text:style-name="P12"><text:span text:style-name="T5">Μετατροπή καμπύλης σε διάνυσμα (</text:span><text:span text:style-name="T2">convert_2d_curve_to_vector_by_projection</text:span><text:span text:style-name="T5">): Πολλαπλασιάζουμε τον πίνακα </text:span><text:span text:style-name="T2">G </text:span><text:span text:style-name="T5">με τα σημεια της καμπυλης που αντιστοιχουν στους δεικτες απο τα ζεύγη των traversal. Στην περιπτωση της εισαγωγής μια καμπύλης στην δομή χρησιμοποιούμε τον πρώτο ακέραιο (x) του ζεύγους (</text:span><text:span text:style-name="T2">Class Tuple</text:span><text:span text:style-name="T5">), ενώ στην περίπτωση της αναζήτησης χρησιμοποιούμε τον </text:span><text:span text:style-name="T11">δεύτερο </text:span><text:span text:style-name="T5">ακέραιο (y) του ζεύγους. </text:span></text:p>
      <text:p text:style-name="P6"><text:span text:style-name="T7"/></text:p>
      <text:p text:style-name="P6"><text:span text:style-name="T7"/></text:p>
      <text:p text:style-name="P7"><text:span text:style-name="T4">Παρατηρήσεις</text:span><text:span text:style-name="T7"> : παρατηρούμε πως ο hypercube και lsh δεν έχουν τόσο μεγάλη ευεστισια <text:s/>ως προς τις παραμέτρους οσο η μέθοδοι grid/proj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6:05:04.950976940</meta:creation-date>
    <dc:date>2019-10-28T21:29:01.622563835</dc:date>
    <meta:editing-duration>PT35M16S</meta:editing-duration>
    <meta:editing-cycles>20</meta:editing-cycles>
    <meta:generator>LibreOffice/6.0.7.3$Linux_X86_64 LibreOffice_project/00m0$Build-3</meta:generator>
    <meta:document-statistic meta:table-count="0" meta:image-count="0" meta:object-count="0" meta:page-count="3" meta:paragraph-count="24" meta:word-count="568" meta:character-count="3812" meta:non-whitespace-character-count="3254"/>
  </office:meta>
</office:document-meta>
</file>